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B9800000271100002342CCD6F229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0.441cm" svg:height="18.448cm" svg:x="0.011cm" svg:y="6.789cm">
          <draw:image xlink:href="Pictures/2000B9800000271100002342CCD6F22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12-17T22:47:14</dc:date>
    <dc:creator>Philipp Carlos Adrian</dc:creator>
    <meta:document-statistic meta:object-count="1"/>
    <meta:generator>OpenOffice.org/3.2$Unix OpenOffice.org_project/320m18$Build-9502</meta:generator>
  </office:meta>
</office:document-meta>
</file>